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5269d" officeooo:paragraph-rsid="0005269d" style:font-size-asian="9.60000038146973pt" style:font-size-complex="11pt"/>
    </style:style>
    <style:style style:name="P2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5269d" officeooo:paragraph-rsid="00054013" style:font-size-asian="9.60000038146973pt" style:font-size-complex="11pt"/>
    </style:style>
    <style:style style:name="P3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54013" officeooo:paragraph-rsid="00054013" style:font-size-asian="9.60000038146973pt" style:font-size-complex="11pt"/>
    </style:style>
    <style:style style:name="P4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54013" officeooo:paragraph-rsid="00054013" style:font-size-asian="9.60000038146973pt" style:font-size-complex="11pt"/>
    </style:style>
    <style:style style:name="P5" style:family="paragraph" style:parent-style-name="Text_20_body" style:list-style-name="L1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5269d" officeooo:paragraph-rsid="0005269d" style:font-size-asian="9.60000038146973pt" style:font-size-complex="11pt"/>
    </style:style>
    <style:style style:name="P6" style:family="paragraph" style:parent-style-name="Text_20_body" style:list-style-name="L5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5269d" officeooo:paragraph-rsid="0005269d" style:font-size-asian="9.60000038146973pt" style:font-size-complex="11pt"/>
    </style:style>
    <style:style style:name="P7" style:family="paragraph" style:parent-style-name="Text_20_body" style:list-style-name="L2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6c443" officeooo:paragraph-rsid="0006c443" style:font-size-asian="9.60000038146973pt" style:font-size-complex="11pt"/>
    </style:style>
    <style:style style:name="P8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6c443" officeooo:paragraph-rsid="0006c443" style:font-size-asian="9.60000038146973pt" style:font-weight-asian="normal" style:font-size-complex="11pt" style:font-weight-complex="normal"/>
    </style:style>
    <style:style style:name="P9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6c443" officeooo:paragraph-rsid="000899f8" style:font-size-asian="9.60000038146973pt" style:font-weight-asian="normal" style:font-size-complex="11pt" style:font-weight-complex="normal"/>
    </style:style>
    <style:style style:name="P10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899f8" officeooo:paragraph-rsid="000899f8" style:font-size-asian="9.60000038146973pt" style:font-weight-asian="normal" style:font-size-complex="11pt" style:font-weight-complex="normal"/>
    </style:style>
    <style:style style:name="P11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a3a57" officeooo:paragraph-rsid="000a3a57" style:font-size-asian="9.60000038146973pt" style:font-weight-asian="normal" style:font-size-complex="11pt" style:font-weight-complex="normal"/>
    </style:style>
    <style:style style:name="P12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c1f76" officeooo:paragraph-rsid="000c1f76" style:font-size-asian="9.60000038146973pt" style:font-weight-asian="normal" style:font-size-complex="11pt" style:font-weight-complex="normal"/>
    </style:style>
    <style:style style:name="P13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c57fc" officeooo:paragraph-rsid="000c57fc" style:font-size-asian="9.60000038146973pt" style:font-weight-asian="normal" style:font-size-complex="11pt" style:font-weight-complex="normal"/>
    </style:style>
    <style:style style:name="P14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5269d" officeooo:paragraph-rsid="000e1365" style:font-size-asian="9.60000038146973pt" style:font-weight-asian="normal" style:font-size-complex="11pt" style:font-weight-complex="normal"/>
    </style:style>
    <style:style style:name="P15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fc09e" officeooo:paragraph-rsid="000fc09e" style:font-size-asian="9.60000038146973pt" style:font-weight-asian="normal" style:font-size-complex="11pt" style:font-weight-complex="normal"/>
    </style:style>
    <style:style style:name="P16" style:family="paragraph" style:parent-style-name="Text_20_body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0fc09e" officeooo:paragraph-rsid="000fc09e" style:font-size-asian="9.60000038146973pt" style:font-weight-asian="normal" style:font-size-complex="11pt" style:font-weight-complex="normal"/>
    </style:style>
    <style:style style:name="P17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152a68" officeooo:paragraph-rsid="00152a68" style:font-size-asian="9.60000038146973pt" style:font-weight-asian="normal" style:font-size-complex="11pt" style:font-weight-complex="normal"/>
    </style:style>
    <style:style style:name="P18" style:family="paragraph" style:parent-style-name="Text_20_body" style:list-style-name="L3">
      <style:paragraph-properties fo:margin-top="0in" fo:margin-bottom="0.0972in" loext:contextual-spacing="false" fo:orphans="2" fo:widows="2"/>
      <style:text-properties fo:font-variant="normal" fo:text-transform="none" fo:color="#515151" style:font-name="Verdana" fo:font-size="11pt" fo:letter-spacing="normal" fo:font-style="normal" fo:font-weight="normal" officeooo:rsid="0016c607" officeooo:paragraph-rsid="0016c607" style:font-size-asian="9.60000038146973pt" style:font-weight-asian="normal" style:font-size-complex="11pt" style:font-weight-complex="normal"/>
    </style:style>
    <style:style style:name="P19" style:family="paragraph" style:parent-style-name="Text_20_body" style:list-style-name="L3">
      <style:paragraph-properties fo:margin-top="0in" fo:margin-bottom="0.0972in" loext:contextual-spacing="false" fo:orphans="2" fo:widows="2"/>
      <style:text-properties officeooo:paragraph-rsid="000899f8"/>
    </style:style>
    <style:style style:name="P20" style:family="paragraph" style:parent-style-name="Text_20_body" style:list-style-name="L6">
      <style:paragraph-properties fo:margin-top="0in" fo:margin-bottom="0.0972in" loext:contextual-spacing="false" fo:orphans="2" fo:widows="2"/>
      <style:text-properties officeooo:paragraph-rsid="000a3a5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54013"/>
    </style:style>
    <style:style style:name="T3" style:family="text">
      <style:text-properties officeooo:rsid="000899f8"/>
    </style:style>
    <style:style style:name="T4" style:family="text">
      <style:text-properties fo:font-variant="normal" fo:text-transform="none" fo:color="#515151" style:font-name="Verdana" fo:font-size="11pt" fo:letter-spacing="normal" fo:font-style="normal" fo:font-weight="normal" officeooo:rsid="000899f8" style:font-size-asian="9.60000038146973pt" style:font-weight-asian="normal" style:font-size-complex="11pt" style:font-weight-complex="normal"/>
    </style:style>
    <style:style style:name="T5" style:family="text">
      <style:text-properties fo:font-variant="normal" fo:text-transform="none" fo:color="#515151" style:font-name="Verdana" fo:font-size="11pt" fo:letter-spacing="normal" fo:font-style="normal" fo:font-weight="normal" officeooo:rsid="000a3a57" style:font-size-asian="9.60000038146973pt" style:font-weight-asian="normal" style:font-size-complex="11pt" style:font-weight-complex="normal"/>
    </style:style>
    <style:style style:name="T6" style:family="text">
      <style:text-properties officeooo:rsid="000d44c9"/>
    </style:style>
    <style:style style:name="T7" style:family="text">
      <style:text-properties officeooo:rsid="00108039"/>
    </style:style>
    <style:style style:name="T8" style:family="text">
      <style:text-properties officeooo:rsid="0011f83e"/>
    </style:style>
    <style:style style:name="T9" style:family="text">
      <style:text-properties officeooo:rsid="00128017"/>
    </style:style>
    <style:style style:name="T10" style:family="text">
      <style:text-properties officeooo:rsid="0013982d"/>
    </style:style>
    <style:style style:name="T11" style:family="text">
      <style:text-properties officeooo:rsid="0016c6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0837204" text:style-name="L2">
        <text:list-item>
          <text:p text:style-name="P7"><text:span text:style-name="T1">How many times is a sorted array rotated ?</text:span></text:p>
        </text:list-item>
      </text:list>
      <text:list xml:id="list1777887964" text:style-name="L3">
        <text:list-item>
          <text:list>
            <text:list-item>
              <text:p text:style-name="P8">Step 1: <text:span text:style-name="T1">Observation</text:span></text:p>
              <text:list>
                <text:list-item>
                  <text:list>
                    <text:list-item>
                      <text:p text:style-name="P9">A = [3,4,5,1,2] – Since the array is sorted and rotated. The minimum element is the starting index. Finding how many times is shifted will give you the solution. </text:p>
                    </text:list-item>
                    <text:list-item>
                      <text:p text:style-name="P9"><text:span text:style-name="T3">This can be achieve by finding the minimum element in the array by doing [Linear Search]. We can do better by doing binary search since the array is sorted. </text:span></text:p>
                      <text:p text:style-name="P9"/>
                    </text:list-item>
                  </text:list>
                </text:list-item>
              </text:list>
            </text:list-item>
            <text:list-item>
              <text:p text:style-name="P9">Step <text:span text:style-name="T3">2: Clarify</text:span></text:p>
              <text:list>
                <text:list-item>
                  <text:p text:style-name="P10">Consider the input </text:p>
                  <text:list>
                    <text:list-item>
                      <text:p text:style-name="P12">Are the elements odd or even ? [Assume it can either be odd or even]</text:p>
                    </text:list-item>
                    <text:list-item>
                      <text:p text:style-name="P12">If we have even number of elements do we assume floor division? <text:s/>[Use floor division anyways for simplicity]</text:p>
                    </text:list-item>
                    <text:list-item>
                      <text:p text:style-name="P11">Is the midpoint in the binary search an int? <text:s/>[Assume yes]</text:p>
                    </text:list-item>
                    <text:list-item>
                      <text:p text:style-name="P11">Are all elements in the array distinct? [Assume yes]</text:p>
                    </text:list-item>
                    <text:list-item>
                      <text:p text:style-name="P11">Will the pivot be the starting index since is the smallest element ? [Assume yes]</text:p>
                    </text:list-item>
                    <text:list-item>
                      <text:p text:style-name="P11">Is the first element the pivot? [Assume no – because is sorted and rotated]</text:p>
                    </text:list-item>
                    <text:list-item>
                      <text:p text:style-name="P11">Assume the input fits memory</text:p>
                      <text:p text:style-name="P11"/>
                    </text:list-item>
                  </text:list>
                </text:list-item>
                <text:list-item>
                  <text:p text:style-name="P11">Consider the output</text:p>
                  <text:list>
                    <text:list-item>
                      <text:p text:style-name="P11">Should we print the index and the element ?[Assume yes ]</text:p>
                    </text:list-item>
                  </text:list>
                </text:list-item>
              </text:list>
            </text:list-item>
          </text:list>
        </text:list-item>
      </text:list>
      <text:list xml:id="list826307190" text:style-name="L6">
        <text:list-header>
          <text:p text:style-name="P20"><text:span text:style-name="T5"><text:tab/></text:span></text:p>
        </text:list-header>
      </text:list>
      <text:list xml:id="list19633027379" text:continue-list="list1777887964" text:style-name="L3">
        <text:list-item>
          <text:list>
            <text:list-item>
              <text:p text:style-name="P10">Step 3: Design</text:p>
              <text:list>
                <text:list-item>
                  <text:p text:style-name="P13">[1,2,3,4,5], [3,4,5,1,2], <text:span text:style-name="T6">Not allowed [1,1,1,0,1]</text:span></text:p>
                  <text:list>
                    <text:list-item>
                      <text:p text:style-name="P14">If an array is sorted that means we can find an element in O(logn). It means if we have an ar<text:span text:style-name="T2">ray of 8 elements. Worst case we can find x by going through the array 3 times. If we have 16 elements. Worst case we can find x by going through the array 4 times. </text:span></text:p>
                    </text:list-item>
                    <text:list-item>
                      <text:p text:style-name="P15">Space complexity ? </text:p>
                      <text:p text:style-name="P15"/>
                    </text:list-item>
                    <text:list-item>
                      <text:p text:style-name="P15"><text:soft-page-break/>Pseudocode : 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tab/><text:tab/>while <text:s/>the low index &lt; the high index:</text:p>
      <text:p text:style-name="P16"><text:tab/><text:tab/><text:tab/>if arr[low] &lt; arr[high]:</text:p>
      <text:p text:style-name="P16"><text:tab/><text:tab/><text:tab/><text:tab/>return low, <text:span text:style-name="T7">arr[low]</text:span></text:p>
      <text:p text:style-name="P16"><text:tab/><text:tab/><text:tab/>mid = (low + high) // 2</text:p>
      <text:p text:style-name="P16"><text:tab/><text:tab/><text:tab/><text:span text:style-name="T7">next = (mid + 1) % N</text:span></text:p>
      <text:p text:style-name="P16"><text:tab/><text:tab/><text:tab/><text:span text:style-name="T8">prev = (mid + N -1) % N</text:span></text:p>
      <text:p text:style-name="P16"><text:tab/><text:tab/><text:tab/><text:span text:style-name="T7">if arr[mid] &lt;= arr[next] and arr[mid] &lt;= arr[prev]</text:span></text:p>
      <text:p text:style-name="P16"><text:tab/><text:tab/><text:tab/><text:tab/><text:span text:style-name="T8">return mid, arr[mid]</text:span></text:p>
      <text:p text:style-name="P16"><text:tab/><text:tab/><text:tab/><text:span text:style-name="T9">else if arr[mid] &gt;= arr[high]</text:span></text:p>
      <text:p text:style-name="P16"><text:tab/><text:tab/><text:tab/> <text:s/><text:span text:style-name="T9">low = mid + 1 </text:span></text:p>
      <text:p text:style-name="P16"><text:tab/><text:tab/><text:tab/><text:span text:style-name="T9">else </text:span></text:p>
      <text:p text:style-name="P16"><text:tab/><text:tab/><text:tab/><text:tab/><text:span text:style-name="T9">high = mid -1 </text:span></text:p>
      <text:p text:style-name="P16"><text:tab/></text:p>
      <text:list xml:id="list19385572100" text:continue-numbering="true" text:style-name="L3">
        <text:list-item>
          <text:list>
            <text:list-item>
              <text:p text:style-name="P10">Step 5: Basic Unit Test</text:p>
            </text:list-item>
          </text:list>
          <text:p text:style-name="P10"><text:s text:c="4"/><text:span text:style-name="T10">A[3,4,5,1,2] – findMininum{(3 !&lt; 2), -&gt; mid = index 2, next = 1, previous = 4, MidElem(5 &lt;= 1 and 5 &lt;=4 !True → MidElem(5 &gt; high = 2) remove the left half, MidElem(5 &lt; high) remove the right half</text:span></text:p>
        </text:list-item>
        <text:list-item>
          <text:p text:style-name="P17">self.assertEqual(<text:span text:style-name="T11">findMinimum(arr,5),1)</text:span></text:p>
          <text:list>
            <text:list-item>
              <text:p text:style-name="P10">Step 4 : Write the code </text:p>
              <text:list>
                <text:list-item>
                  <text:list>
                    <text:list-header>
                      <text:p text:style-name="P18">Code is in github</text:p>
                      <text:p text:style-name="P19"><text:span text:style-name="T4"/></text:p>
                    </text:list-header>
                  </text:list>
                </text:list-item>
              </text:list>
            </text:list-item>
          </text:list>
        </text:list-item>
      </text:list>
      <text:list xml:id="list1285000564" text:style-name="L5">
        <text:list-header>
          <text:p text:style-name="P6"><text:span text:style-name="T1"/></text:p>
        </text:list-header>
      </text:list>
      <text:p text:style-name="P1"><text:span text:style-name="T1">Write a program to search an element in a sorted and rotated array</text:span> </text:p>
      <text:p text:style-name="P1">Step 1: <text:span text:style-name="T1">Observation</text:span></text:p>
      <text:p text:style-name="P3">The simplest approach is to do linear search: To go through every element in the array and compare it with the element we are searching. If we do not find the element we return -1. <text:s/>Time and space complexity will be O(n). </text:p>
      <text:p text:style-name="P3">Can we do better ? </text:p>
      <text:p text:style-name="P2">The key words here are sorted and rotated array. </text:p>
      <text:p text:style-name="P1"><text:soft-page-break/>If an array is sorted that means we can find an element in O(logn). It means if we have an ar<text:span text:style-name="T2">ray of 8 elements. Worst case we can find x by going through the array 3 times. If we have 16 elements. Worst case we can find x by going through the array 4 times. </text:span></text:p>
      <text:p text:style-name="P3">Rotated array means if we have an input of </text:p>
      <text:p text:style-name="P1"/>
      <text:p text:style-name="P1">Step 2: Clarify</text:p>
      <text:list xml:id="list3721039123" text:style-name="L1">
        <text:list-item>
          <text:p text:style-name="P5">Consider the inpu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23:14:16.584882051</meta:creation-date>
    <dc:date>2018-11-26T00:00:18.763173506</dc:date>
    <meta:editing-duration>PT14M28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3" meta:paragraph-count="52" meta:word-count="534" meta:character-count="2677" meta:non-whitespace-character-count="2151"/>
  </office:meta>
</office:document-meta>
</file>